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629cm" svg:height="8.988cm" svg:x="4.899cm" svg:y="0.43cm">
            <draw:object draw:notify-on-update-of-ranges="Sheet1.A2:Sheet1.A5 Sheet1.B1:Sheet1.B1 Sheet1.B2:Sheet1.B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.629cm" svg:height="8.988cm" svg:x="16.508cm" svg:y="0.322cm">
            <draw:object draw:notify-on-update-of-ranges="Sheet1.A2:Sheet1.A5 Sheet1.B1:Sheet1.B1 Sheet1.B2:Sheet1.B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3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.00.0000</text:date>, <text:time style:data-style-name="N2" text:time-value="21:16:53.3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egina Henschel</meta:initial-creator>
    <meta:creation-date>2020-05-25T20:55:02.549000000</meta:creation-date>
    <dc:date>2020-05-25T21:22:50.015000000</dc:date>
    <dc:creator>Regina Henschel</dc:creator>
    <meta:editing-duration>PT9M37S</meta:editing-duration>
    <meta:editing-cycles>4</meta:editing-cycles>
    <meta:generator>LOdaily_24Mai/7.0.0.0.alpha1$Windows_X86_64 LibreOffice_project/0e5e935deb0527c64865cfcc53a0421e56b74b6f</meta:generator>
    <meta:document-statistic meta:table-count="1" meta:cell-count="10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/>
      <style:text-properties fo:font-size="15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63cm" svg:height="8.989cm" xlink:href=".." xlink:type="simple" chart:class="chart:circle" chart:style-name="ch1">
        <chart:legend chart:legend-position="bottom" svg:x="3.738cm" svg:y="8.384cm" style:legend-expansion="wide" chart:style-name="ch2"/>
        <chart:plot-area chart:style-name="ch3" table:cell-range-address="Sheet1.A1:Sheet1.B5" chart:data-source-has-labels="both" svg:x="1.147cm" svg:y="0.543cm" svg:width="6.703cm" svg:height="5.455cm">
          <chart:coordinate-region svg:x="1.999cm" svg:y="0.999cm" svg:width="4.999cm" svg:height="4.999cm"/>
          <chart:axis chart:dimension="x" chart:name="primary-x" chart:style-name="ch4">
            <chart:categories table:cell-range-address="Sheet1.A2:Sheet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" chart:label-cell-address="Sheet1.B1:Sheet1.B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2:Sheet1.A5</svg:desc>
                </draw:g>
              </table:table-cell>
              <table:table-cell office:value-type="float" office:value="5">
                <text:p>5</text:p>
                <draw:g>
                  <svg:desc>Sheet1.B2:Sheet1.B5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 xmlns:chartooo="http://openoffice.org/2010/chart">
    <meta:generator>LOdaily_24Mai/7.0.0.0.alpha1$Windows_X86_64 LibreOffice_project/0e5e935deb0527c64865cfcc53a0421e56b74b6f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script="urn:oasis:names:tc:opendocument:xmlns:script:1.0" xmlns:dom="http://www.w3.org/2001/xml-events" xmlns:xhtml="http://www.w3.org/1999/xhtml" xmlns:grddl="http://www.w3.org/2003/g/data-view#" xmlns:css3t="http://www.w3.org/TR/css3-text/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/>
      <style:text-properties fo:font-size="15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 chart:pie-offset="29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63cm" svg:height="8.989cm" xlink:href=".." xlink:type="simple" chart:class="chart:circle" chart:style-name="ch1">
        <chart:legend chart:legend-position="bottom" svg:x="3.738cm" svg:y="8.384cm" style:legend-expansion="wide" chart:style-name="ch2"/>
        <chart:plot-area chart:style-name="ch3" table:cell-range-address="Sheet1.A1:Sheet1.B5" chart:data-source-has-labels="both" svg:x="1.147cm" svg:y="0.543cm" svg:width="7.286cm" svg:height="5.877cm">
          <chart:coordinate-region svg:x="1.999cm" svg:y="0.999cm" svg:width="4.999cm" svg:height="4.999cm"/>
          <chart:axis chart:dimension="x" chart:name="primary-x" chart:style-name="ch4">
            <chart:categories table:cell-range-address="Sheet1.A2:Sheet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" chart:label-cell-address="Sheet1.B1:Sheet1.B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2:Sheet1.A5</svg:desc>
                </draw:g>
              </table:table-cell>
              <table:table-cell office:value-type="float" office:value="5">
                <text:p>5</text:p>
                <draw:g>
                  <svg:desc>Sheet1.B2:Sheet1.B5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 xmlns:chartooo="http://openoffice.org/2010/chart">
    <meta:generator>LOdaily_24Mai/7.0.0.0.alpha1$Windows_X86_64 LibreOffice_project/0e5e935deb0527c64865cfcc53a0421e56b74b6f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script="urn:oasis:names:tc:opendocument:xmlns:script:1.0" xmlns:dom="http://www.w3.org/2001/xml-events" xmlns:xhtml="http://www.w3.org/1999/xhtml" xmlns:grddl="http://www.w3.org/2003/g/data-view#" xmlns:css3t="http://www.w3.org/TR/css3-text/" office:version="1.3">
  <office:styles/>
</office:document-styles>
</file>